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ED1FE0B0DD7CF02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e11d"/>
    </style:style>
    <style:style style:name="P2" style:family="paragraph" style:parent-style-name="Standard">
      <style:paragraph-properties fo:text-align="start" style:justify-single-word="false"/>
      <style:text-properties officeooo:paragraph-rsid="001ae11d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ae11d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e11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eac1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a1cb"/>
    </style:style>
    <style:style style:name="T3" style:family="text">
      <style:text-properties officeooo:rsid="001ae11d"/>
    </style:style>
    <style:style style:name="T4" style:family="text">
      <style:text-properties officeooo:rsid="001ea1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4" style:data-style-name="N0">8.04</text:variable-set>: Orbital Mo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list xml:id="list7595173961573587673" text:style-name="L1">
        <text:list-item>
          <text:p text:style-name="P4">The planet <text:span text:style-name="T3">Venus</text:span> orbits around the sun.</text:p>
          <text:list>
            <text:list-item>
              <text:p text:style-name="P4">What is <text:span text:style-name="T3">Venus</text:span>'s orbital velocity?</text:p>
            </text:list-item>
          </text:list>
        </text:list-item>
      </text:list>
      <text:p text:style-name="P2"/>
      <text:p text:style-name="P2"/>
      <text:p text:style-name="P2"/>
      <text:list xml:id="list73706104824306" text:continue-numbering="true" text:style-name="L1">
        <text:list-item>
          <text:list>
            <text:list-item>
              <text:p text:style-name="P4">What is the circumference of <text:span text:style-name="T3">Venus</text:span>'s orbit? <text:s/>(assume that its orbit is a perfect circle).</text:p>
            </text:list-item>
          </text:list>
        </text:list-item>
      </text:list>
      <text:p text:style-name="P2"/>
      <text:p text:style-name="P2"/>
      <text:p text:style-name="P2"/>
      <text:list xml:id="list73708014011320" text:continue-numbering="true" text:style-name="L1">
        <text:list-item>
          <text:list>
            <text:list-item>
              <text:p text:style-name="P4">How long (in days) does it take <text:span text:style-name="T3">Venus</text:span> to orbit the sun?</text:p>
            </text:list-item>
          </text:list>
        </text:list-item>
      </text:list>
      <text:p text:style-name="P2"/>
      <text:p text:style-name="P2"/>
      <text:p text:style-name="P2"/>
      <text:list xml:id="list73707350476484" text:continue-numbering="true" text:style-name="L1">
        <text:list-item>
          <text:p text:style-name="P4">How long does it take for Neptune to orbit the su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3706954740453" text:continue-numbering="true" text:style-name="L1">
        <text:list-item>
          <text:p text:style-name="P4">A satellite in geosynchronous orbit orbits the earth in a 24-hour period. <text:s/></text:p>
          <text:list>
            <text:list-item>
              <text:p text:style-name="P4">What is the velocity that the satellite must be moving at?</text:p>
            </text:list-item>
          </text:list>
        </text:list-item>
      </text:list>
      <text:p text:style-name="P2"/>
      <text:p text:style-name="P2"/>
      <text:p text:style-name="P2"/>
      <text:list xml:id="list73707968770865" text:continue-numbering="true" text:style-name="L1">
        <text:list-item>
          <text:list>
            <text:list-item>
              <text:p text:style-name="P4">At what distance from the Earth's center of mass must the satellite orbit at? <text:s/></text:p>
            </text:list-item>
          </text:list>
        </text:list-item>
      </text:list>
      <text:p text:style-name="P2"/>
      <text:p text:style-name="P2"/>
      <text:p text:style-name="P2"><text:soft-page-break/></text:p>
      <text:list xml:id="list73708055593979" text:continue-numbering="true" text:style-name="L1">
        <text:list-item>
          <text:p text:style-name="P4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706132989003" text:continue-numbering="true" text:style-name="L1">
        <text:list-item>
          <text:p text:style-name="P5">You wish to drive your car on the earths surface so fast that your wheels leave the ground. <text:s/>How fast would you have to drive in order to maintain an orbit that is just at the earth's surface? <text:span text:style-name="T4">(The radius of the earth is </text:span>6.371 <text:span text:style-name="T4">x 10</text:span><text:span text:style-name="T2">6</text:span><text:span text:style-name="T4"> m.) <text:s/>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706629543604" text:continue-numbering="true" text:style-name="L1">
        <text:list-item>
          <text:p text:style-name="P4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FED1FE0B0DD7CF02.png" xlink:type="simple" xlink:show="embed" xlink:actuate="onLoad"/></draw:frame> <text:s text:c="20"/>Name:<text:tab/><text:tab/><text:date style:data-style-name="N37" text:date-value="2019-02-26T07:37:05.993393221" text:date-adjust="PT24H00M00S">02/27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442980390</meta:creation-date>
    <meta:editing-duration>PT5M59S</meta:editing-duration>
    <meta:editing-cycles>5</meta:editing-cycles>
    <meta:generator>LibreOffice/5.2.7.2$Linux_X86_64 LibreOffice_project/20$Build-2</meta:generator>
    <dc:date>2019-02-26T07:37:05.919441574</dc:date>
    <meta:document-statistic meta:table-count="1" meta:image-count="2" meta:object-count="0" meta:page-count="2" meta:paragraph-count="47" meta:word-count="360" meta:character-count="1869" meta:non-whitespace-character-count="1515"/>
  </office:meta>
</office:document-meta>
</file>